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3.2cm" fo:min-width="1.472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643cm" fo:min-width="0.39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3.2cm" fo:min-width="1.471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3.201cm" fo:min-width="1.471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3.201cm" fo:min-width="1.471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0.383cm" fo:min-width="0.133cm"/>
    </style:style>
    <style:style style:name="P1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custom-shape draw:style-name="gr1" draw:text-style-name="P1" draw:layer="layout" svg:width="1.972cm" svg:height="3.45cm" svg:x="18.335cm" svg:y="12.552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" draw:text-style-name="P1" draw:layer="layout" svg:width="0.893cm" svg:height="0.893cm" svg:x="21.501cm" svg:y="13.114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line draw:style-name="gr3" draw:text-style-name="P1" draw:layer="layout" svg:x1="21.502cm" svg:y1="13.56cm" svg:x2="20.298cm" svg:y2="13.56cm">
              <text:p/>
            </draw:line>
            <draw:custom-shape draw:style-name="gr2" draw:text-style-name="P1" draw:layer="layout" svg:width="0.893cm" svg:height="0.893cm" svg:x="21.501cm" svg:y="14.392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line draw:style-name="gr3" draw:text-style-name="P1" draw:layer="layout" svg:x1="21.502cm" svg:y1="14.839cm" svg:x2="20.298cm" svg:y2="14.839cm">
              <text:p/>
            </draw:line>
          </draw:g>
          <draw:g>
            <draw:custom-shape draw:style-name="gr4" draw:text-style-name="P1" draw:layer="layout" svg:width="1.971cm" svg:height="3.45cm" svg:x="18.377cm" svg:y="8.084cm">
              <text:p/>
              <draw:enhanced-geometry svg:viewBox="0 0 21600 21600" draw:mirror-horizontal="true" draw:type="rectangle" draw:enhanced-path="M 0 0 L 21600 0 21600 21600 0 21600 0 0 Z N"/>
            </draw:custom-shape>
            <draw:custom-shape draw:style-name="gr2" draw:text-style-name="P1" draw:layer="layout" svg:width="0.893cm" svg:height="0.893cm" svg:x="21.543cm" svg:y="8.646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line draw:style-name="gr3" draw:text-style-name="P1" draw:layer="layout" svg:x1="21.545cm" svg:y1="9.092cm" svg:x2="20.341cm" svg:y2="9.092cm">
              <text:p/>
            </draw:line>
            <draw:custom-shape draw:style-name="gr2" draw:text-style-name="P1" draw:layer="layout" svg:width="0.893cm" svg:height="0.893cm" svg:x="21.543cm" svg:y="9.924cm">
              <text:p/>
    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    </draw:custom-shape>
            <draw:line draw:style-name="gr3" draw:text-style-name="P1" draw:layer="layout" svg:x1="21.545cm" svg:y1="10.371cm" svg:x2="20.341cm" svg:y2="10.371cm">
              <text:p/>
            </draw:line>
          </draw:g>
        </draw:g>
        <draw:g>
          <draw:g>
            <draw:g>
              <draw:custom-shape draw:style-name="gr5" draw:text-style-name="P1" draw:layer="layout" svg:width="1.971cm" svg:height="3.451cm" draw:transform="rotate (-1.5707963267949) translate (13.806cm 16.244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2" draw:text-style-name="P1" draw:layer="layout" svg:width="0.893cm" svg:height="0.893cm" draw:transform="rotate (-1.5707963267949) translate (13.244cm 19.4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2.797cm" svg:y1="19.412cm" svg:x2="12.797cm" svg:y2="18.208cm">
                <text:p/>
              </draw:line>
              <draw:custom-shape draw:style-name="gr2" draw:text-style-name="P1" draw:layer="layout" svg:width="0.893cm" svg:height="0.893cm" draw:transform="rotate (-1.5707963267949) translate (11.965cm 19.4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1.519cm" svg:y1="19.412cm" svg:x2="11.519cm" svg:y2="18.208cm">
                <text:p/>
              </draw:line>
            </draw:g>
            <draw:g>
              <draw:custom-shape draw:style-name="gr5" draw:text-style-name="P1" draw:layer="layout" svg:width="1.971cm" svg:height="3.451cm" draw:transform="rotate (-1.5707963267949) translate (18.031cm 16.244cm)">
                <text:p/>
                <draw:enhanced-geometry svg:viewBox="0 0 21600 21600" draw:mirror-horizontal="false" draw:mirror-vertical="true" draw:type="rectangle" draw:enhanced-path="M 0 0 L 21600 0 21600 21600 0 21600 0 0 Z N"/>
              </draw:custom-shape>
              <draw:custom-shape draw:style-name="gr2" draw:text-style-name="P1" draw:layer="layout" svg:width="0.893cm" svg:height="0.893cm" draw:transform="rotate (-1.5707963267949) translate (17.468cm 19.4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7.022cm" svg:y1="19.412cm" svg:x2="17.022cm" svg:y2="18.208cm">
                <text:p/>
              </draw:line>
              <draw:custom-shape draw:style-name="gr2" draw:text-style-name="P1" draw:layer="layout" svg:width="0.893cm" svg:height="0.893cm" draw:transform="rotate (-1.5707963267949) translate (16.19cm 19.41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5.743cm" svg:y1="19.412cm" svg:x2="15.743cm" svg:y2="18.208cm">
                <text:p/>
              </draw:line>
            </draw:g>
          </draw:g>
          <draw:g>
            <draw:g>
              <draw:custom-shape draw:style-name="gr6" draw:text-style-name="P1" draw:layer="layout" svg:width="1.971cm" svg:height="3.451cm" draw:transform="rotate (1.5707963267949) translate (10.355cm 7.89cm)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" draw:text-style-name="P1" draw:layer="layout" svg:width="0.893cm" svg:height="0.893cm" draw:transform="rotate (1.5707963267949) translate (10.918cm 4.724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1.364cm" svg:y1="4.725cm" svg:x2="11.364cm" svg:y2="5.929cm">
                <text:p/>
              </draw:line>
              <draw:custom-shape draw:style-name="gr2" draw:text-style-name="P1" draw:layer="layout" svg:width="0.893cm" svg:height="0.893cm" draw:transform="rotate (1.5707963267949) translate (12.196cm 4.724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2.643cm" svg:y1="4.725cm" svg:x2="12.643cm" svg:y2="5.929cm">
                <text:p/>
              </draw:line>
            </draw:g>
            <draw:g>
              <draw:custom-shape draw:style-name="gr6" draw:text-style-name="P1" draw:layer="layout" svg:width="1.971cm" svg:height="3.451cm" draw:transform="rotate (1.5707963267949) translate (14.58cm 7.89cm)">
                <text:p/>
                <draw:enhanced-geometry svg:viewBox="0 0 21600 21600" draw:mirror-vertical="true" draw:type="rectangle" draw:enhanced-path="M 0 0 L 21600 0 21600 21600 0 21600 0 0 Z N"/>
              </draw:custom-shape>
              <draw:custom-shape draw:style-name="gr2" draw:text-style-name="P1" draw:layer="layout" svg:width="0.893cm" svg:height="0.893cm" draw:transform="rotate (1.5707963267949) translate (15.142cm 4.724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5.589cm" svg:y1="4.725cm" svg:x2="15.589cm" svg:y2="5.929cm">
                <text:p/>
              </draw:line>
              <draw:custom-shape draw:style-name="gr2" draw:text-style-name="P1" draw:layer="layout" svg:width="0.893cm" svg:height="0.893cm" draw:transform="rotate (1.5707963267949) translate (16.421cm 4.724cm)">
                <text:p/>
                <draw:enhanced-geometry svg:viewBox="0 0 21600 21600" draw:glue-points="10800 0 3163 3163 0 10800 3163 18437 10800 21600 18437 18437 21600 10800 18437 3163" draw:text-areas="3163 3163 18437 18437" draw:mirror-horizontal="false" draw:mirror-vertical="true" draw:type="ellipse" draw:enhanced-path="U 10800 10800 10800 10800 0 360 Z N"/>
              </draw:custom-shape>
              <draw:line draw:style-name="gr3" draw:text-style-name="P1" draw:layer="layout" svg:x1="16.867cm" svg:y1="4.725cm" svg:x2="16.867cm" svg:y2="5.929cm">
                <text:p/>
              </draw:line>
            </draw:g>
          </draw:g>
        </draw:g>
        <draw:g>
          <draw:g>
            <draw:custom-shape draw:style-name="gr4" draw:text-style-name="P1" draw:layer="layout" svg:width="1.971cm" svg:height="3.45cm" svg:x="7.914cm" svg:y="8.084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893cm" svg:height="0.893cm" svg:x="5.826cm" svg:y="8.64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3" draw:text-style-name="P1" draw:layer="layout" svg:x1="6.719cm" svg:y1="9.092cm" svg:x2="7.923cm" svg:y2="9.092cm">
              <text:p/>
            </draw:line>
            <draw:custom-shape draw:style-name="gr7" draw:text-style-name="P1" draw:layer="layout" svg:width="0.893cm" svg:height="0.893cm" svg:x="5.826cm" svg:y="9.92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3" draw:text-style-name="P1" draw:layer="layout" svg:x1="6.719cm" svg:y1="10.371cm" svg:x2="7.923cm" svg:y2="10.371cm">
              <text:p/>
            </draw:line>
          </draw:g>
          <draw:g>
            <draw:custom-shape draw:style-name="gr1" draw:text-style-name="P1" draw:layer="layout" svg:width="1.972cm" svg:height="3.45cm" svg:x="7.956cm" svg:y="12.552cm">
              <text:p/>
              <draw:enhanced-geometry svg:viewBox="0 0 21600 21600" draw:type="rectangle" draw:enhanced-path="M 0 0 L 21600 0 21600 21600 0 21600 0 0 Z N"/>
            </draw:custom-shape>
            <draw:custom-shape draw:style-name="gr7" draw:text-style-name="P1" draw:layer="layout" svg:width="0.893cm" svg:height="0.893cm" svg:x="5.868cm" svg:y="13.114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3" draw:text-style-name="P1" draw:layer="layout" svg:x1="6.761cm" svg:y1="13.56cm" svg:x2="7.965cm" svg:y2="13.56cm">
              <text:p/>
            </draw:line>
            <draw:custom-shape draw:style-name="gr7" draw:text-style-name="P1" draw:layer="layout" svg:width="0.893cm" svg:height="0.893cm" svg:x="5.868cm" svg:y="14.392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3" draw:text-style-name="P1" draw:layer="layout" svg:x1="6.761cm" svg:y1="14.839cm" svg:x2="7.965cm" svg:y2="14.839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5T10:00:32.238270174</meta:creation-date>
    <meta:editing-cycles>3</meta:editing-cycles>
    <meta:editing-duration>PT3M30S</meta:editing-duration>
    <dc:date>2016-07-05T11:07:07.641418856</dc:date>
    <meta:generator>LibreOffice/5.0.6.3$DragonFly_X86_64 LibreOffice_project/00m0$Build-3</meta:generator>
    <meta:document-statistic meta:object-count="53"/>
  </office:meta>
</office:document-meta>
</file>